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officeooo:rsid="0018ce0b" officeooo:paragraph-rsid="0018ce0b"/>
    </style:style>
    <style:style style:name="P2" style:family="paragraph" style:parent-style-name="Standard">
      <style:paragraph-properties fo:line-height="115%" fo:text-align="justify" style:justify-single-word="false"/>
      <style:text-properties officeooo:rsid="0018df42" officeooo:paragraph-rsid="0018df42"/>
    </style:style>
    <style:style style:name="P3" style:family="paragraph" style:parent-style-name="Standard">
      <style:paragraph-properties fo:line-height="115%" fo:text-align="justify" style:justify-single-word="false"/>
      <style:text-properties officeooo:rsid="0018df42" officeooo:paragraph-rsid="001a0d40"/>
    </style:style>
    <style:style style:name="P4" style:family="paragraph" style:parent-style-name="Standard">
      <style:paragraph-properties fo:margin-left="1.9693in" fo:margin-right="0in" fo:line-height="115%" fo:text-align="justify" style:justify-single-word="false" fo:text-indent="0in" style:auto-text-indent="false"/>
      <style:text-properties fo:font-size="14pt" fo:font-weight="bold" officeooo:rsid="0018ce0b" officeooo:paragraph-rsid="0018ce0b" style:font-size-asian="14pt" style:font-weight-asian="bold" style:font-size-complex="14pt" style:font-weight-complex="bold"/>
    </style:style>
    <style:style style:name="T1" style:family="text">
      <style:text-properties fo:color="#0066b3"/>
    </style:style>
    <style:style style:name="T2" style:family="text">
      <style:text-properties officeooo:rsid="001a0d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ass an array to a function</text:p>
      <text:p text:style-name="P1"/>
      <text:p text:style-name="P2">I will put the name of an array in the argument of a function in order to pass the pointer of the first element of the array. Then, I will modify the element by</text:p>
      <text:p text:style-name="P2"/>
      <text:p text:style-name="P3"><text:span text:style-name="T1">void</text:span> reset(<text:span text:style-name="T1">int</text:span> * array_name){</text:p>
      <text:p text:style-name="P2"><text:tab/>* array_name = value;</text:p>
      <text:p text:style-name="P3"><text:tab/>* (array_name +<text:span text:style-name="T2">1</text:span>) = value;</text:p>
      <text:p text:style-name="P3"><text:tab/>...</text:p>
      <text:p text:style-name="P2"><text:tab/>* (array_name + n) = value;</text:p>
      <text:p text:style-name="P2">}</text:p>
      <text:p text:style-name="P2"/>
      <text:p text:style-name="P2">The other options are</text:p>
      <text:p text:style-name="P2"/>
      <text:p text:style-name="P3"><text:span text:style-name="T1">void</text:span> reset(<text:span text:style-name="T1">int</text:span> * array_name){</text:p>
      <text:p text:style-name="P3"><text:s/><text:tab/>array_name[0] = value;</text:p>
      <text:p text:style-name="P3"><text:s/><text:tab/>array_name[1] = value;</text:p>
      <text:p text:style-name="P2"><text:tab/>...</text:p>
      <text:p text:style-name="P3"><text:s text:c="4"/><text:tab/>array_name[<text:span text:style-name="T2">n</text:span>] = value;</text:p>
      <text:p text:style-name="P2">}</text:p>
      <text:p text:style-name="P2"/>
      <text:p text:style-name="P3"><text:span text:style-name="T1">void</text:span> reset(<text:span text:style-name="T1">int</text:span> array_name[]){</text:p>
      <text:p text:style-name="P3"><text:tab/>array_name[0] = value;</text:p>
      <text:p text:style-name="P3"><text:tab/>array_name[1] = value;</text:p>
      <text:p text:style-name="P3"><text:tab/>…</text:p>
      <text:p text:style-name="P3"><text:tab/>array_name[<text:span text:style-name="T2">n</text:span>] = value;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23:09:50.756320408</meta:creation-date>
    <dc:date>2019-04-09T23:41:09.425783782</dc:date>
    <meta:editing-duration>PT10M2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94" meta:character-count="529" meta:non-whitespace-character-count="438"/>
  </office:meta>
</office:document-meta>
</file>